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CB000002C946E4A852CB17619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7" text:anchor-type="as-char" svg:y="-12.578cm" svg:width="17.392cm" svg:height="20.853cm" draw:z-index="0"><draw:image xlink:href="Pictures/10000000000002CB000002C946E4A852CB1761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5T14:23:08.233000000</meta:creation-date>
    <dc:date>2025-05-25T14:24:30.900000000</dc:date>
    <meta:editing-duration>PT1M22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7.5.2.2$Windows_X86_64 LibreOffice_project/53bb9681a964705cf672590721dbc85eb4d0c3a2</meta:generator>
  </office:meta>
</office:document-meta>
</file>